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0e69e7" officeooo:paragraph-rsid="000e69e7"/>
    </style:style>
    <style:style style:name="P2" style:family="paragraph" style:parent-style-name="Preformatted_20_Text">
      <style:text-properties style:font-name="Arial" fo:font-size="14pt" fo:font-weight="bold" officeooo:rsid="000e69e7" officeooo:paragraph-rsid="000e69e7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Arial" officeooo:rsid="000f1467" officeooo:paragraph-rsid="000f1467"/>
    </style:style>
    <style:style style:name="T1" style:family="text">
      <style:text-properties officeooo:rsid="000f14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cio del día</text:p>
      <text:p text:style-name="P1"/>
      <text:p text:style-name="P1"/>
      <text:p text:style-name="P1">Al inicio del dia <text:span text:style-name="T1">nos hemos reunido en grupo para ver el progreso que esta teniendo nuestra aplicación y asi tambien poder solucionar errores o mejorar aspectos graficos. Tras ello cada integrante del grupo hemos seguido avanzando, cada uno por su cuenta, con la funcionalidad que se le fue asignada el dia anterior</text:span></text:p>
      <text:p text:style-name="P1"/>
      <text:p text:style-name="P1"/>
      <text:p text:style-name="P1"/>
      <text:p text:style-name="P2">Fin del día</text:p>
      <text:p text:style-name="P1"/>
      <text:p text:style-name="P3">Al final del dia, y tras haber tenido varios errores y contratiempos, hemos conseguido terminar todo el apartado del css de la pagina principal y hemos avanzado bastante en varias funcionalidades que nuestra pagina ten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1T20:44:38.684000000</dc:date>
    <meta:editing-duration>PT8M5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4" meta:word-count="94" meta:character-count="561" meta:non-whitespace-character-count="471"/>
  </office:meta>
</office:document-meta>
</file>